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43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1920x1080" table:style-name="ta1">
        <table:shapes>
          <draw:frame draw:z-index="0" draw:style-name="gr1" draw:text-style-name="P1" svg:width="453.57pt" svg:height="254.75pt" svg:x="457.8pt" svg:y="9.16pt">
            <draw:object draw:notify-on-update-of-ranges="out_1920x1080.A1:out_1920x1080.A12 out_1920x1080.D1:out_1920x1080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4.78pt" svg:x="454.76pt" svg:y="271.22pt">
            <draw:object draw:notify-on-update-of-ranges="out_1920x1080.A13:out_1920x1080.A24 out_1920x1080.D13:out_1920x1080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4pt" svg:height="254.78pt" svg:x="457.2pt" svg:y="527.84pt">
            <draw:object draw:notify-on-update-of-ranges="out_1920x1080.A25:out_1920x1080.A36 out_1920x1080.D25:out_1920x1080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1.13031" calcext:value-type="float">
            <text:p>1.13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1.10768" calcext:value-type="float">
            <text:p>1.10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1.07906" calcext:value-type="float">
            <text:p>1.07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5463" calcext:value-type="float">
            <text:p>0.5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3339" calcext:value-type="float">
            <text:p>0.533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54069" calcext:value-type="float">
            <text:p>0.54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42869" calcext:value-type="float">
            <text:p>0.42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38738" calcext:value-type="float">
            <text:p>0.38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33553" calcext:value-type="float">
            <text:p>0.335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28878" calcext:value-type="float">
            <text:p>0.288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29329" calcext:value-type="float">
            <text:p>0.29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1920x1080</text:p>
          </table:table-cell>
          <table:table-cell office:value-type="float" office:value="0.28174" calcext:value-type="float">
            <text:p>0.28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1513" calcext:value-type="float">
            <text:p>0.01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1558" calcext:value-type="float">
            <text:p>0.01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1423" calcext:value-type="float">
            <text:p>0.01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832" calcext:value-type="float">
            <text:p>0.00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916" calcext:value-type="float">
            <text:p>0.00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857" calcext:value-type="float">
            <text:p>0.00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844" calcext:value-type="float">
            <text:p>0.00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492" calcext:value-type="float">
            <text:p>0.00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523" calcext:value-type="float">
            <text:p>0.00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752" calcext:value-type="float">
            <text:p>0.00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457" calcext:value-type="float">
            <text:p>0.00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1920x1080</text:p>
          </table:table-cell>
          <table:table-cell office:value-type="float" office:value="0.00561" calcext:value-type="float">
            <text:p>0.00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16314" calcext:value-type="float">
            <text:p>0.16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13959" calcext:value-type="float">
            <text:p>0.13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13746" calcext:value-type="float">
            <text:p>0.13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852" calcext:value-type="float">
            <text:p>0.06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6812" calcext:value-type="float">
            <text:p>0.06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7657" calcext:value-type="float">
            <text:p>0.07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4432" calcext:value-type="float">
            <text:p>0.04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4156" calcext:value-type="float">
            <text:p>0.04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5565" calcext:value-type="float">
            <text:p>0.05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2667" calcext:value-type="float">
            <text:p>0.02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4723" calcext:value-type="float">
            <text:p>0.04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rl</text:p>
          </table:table-cell>
          <table:table-cell office:value-type="string" calcext:value-type="string">
            <text:p>1920x1080</text:p>
          </table:table-cell>
          <table:table-cell office:value-type="float" office:value="0.02707" calcext:value-type="float">
            <text:p>0.02707</text:p>
          </table:table-cell>
        </table:table-row>
      </table:table>
      <table:named-expressions/>
      <table:database-ranges>
        <table:database-range table:name="__Anonymous_Sheet_DB__0" table:target-range-address="out_1920x1080.A1:out_1920x1080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5T19:35:08.182000000</dc:date>
    <meta:editing-duration>PT2M30S</meta:editing-duration>
    <meta:editing-cycles>1</meta:editing-cycles>
    <meta:document-statistic meta:table-count="1" meta:cell-count="144" meta:object-count="3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bar" chart:style-name="ch1">
        <chart:legend chart:legend-position="end" svg:x="14.654cm" svg:y="4.192cm" style:legend-expansion="high" chart:style-name="ch2"/>
        <chart:plot-area chart:style-name="ch3" table:cell-range-address="out_1920x1080.A1:out_1920x1080.A12 out_1920x1080.D1:out_1920x1080.D12" chart:data-source-has-labels="both" svg:x="0.32cm" svg:y="0.179cm" svg:width="14.014cm" svg:height="8.63cm">
          <chartooo:coordinate-region svg:x="1.058cm" svg:y="0.382cm" svg:width="13.276cm" svg:height="7.774cm"/>
          <chart:axis chart:dimension="x" chart:name="primary-x" chart:style-name="ch4" chartooo:axis-type="auto">
            <chartooo:date-scale/>
            <chart:categories table:cell-range-address="out_1920x1080.A1:out_1920x1080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920x1080.D1:out_1920x1080.D12" loext:label-string="blur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r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920x1080.A1:out_1920x1080.A12</svg:desc>
                </draw:g>
              </table:table-cell>
              <table:table-cell office:value-type="float" office:value="1.13031">
                <text:p>1.13031</text:p>
                <draw:g>
                  <svg:desc>out_1920x1080.D1:out_1920x1080.D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10768">
                <text:p>1.1076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07906">
                <text:p>1.079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5463">
                <text:p>0.554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3339">
                <text:p>0.533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069">
                <text:p>0.540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869">
                <text:p>0.428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738">
                <text:p>0.387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553">
                <text:p>0.335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878">
                <text:p>0.288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9329">
                <text:p>0.293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174">
                <text:p>0.28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bar" chart:style-name="ch1">
        <chart:legend chart:legend-position="end" svg:x="14.4cm" svg:y="4.192cm" style:legend-expansion="high" chart:style-name="ch2"/>
        <chart:plot-area chart:style-name="ch3" table:cell-range-address="out_1920x1080.A13:out_1920x1080.A24 out_1920x1080.D13:out_1920x1080.D24" chart:data-source-has-labels="both" svg:x="0.32cm" svg:y="0.179cm" svg:width="13.76cm" svg:height="8.631cm">
          <chartooo:coordinate-region svg:x="1.439cm" svg:y="0.381cm" svg:width="12.641cm" svg:height="7.776cm"/>
          <chart:axis chart:dimension="x" chart:name="primary-x" chart:style-name="ch4" chartooo:axis-type="auto">
            <chartooo:date-scale/>
            <chart:categories table:cell-range-address="out_1920x1080.A13:out_1920x1080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920x1080.D13:out_1920x1080.D24" loext:label-string="sepia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pi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920x1080.A13:out_1920x1080.A24</svg:desc>
                </draw:g>
              </table:table-cell>
              <table:table-cell office:value-type="float" office:value="0.01513">
                <text:p>0.01513</text:p>
                <draw:g>
                  <svg:desc>out_1920x1080.D13:out_1920x1080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558">
                <text:p>0.0155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423">
                <text:p>0.014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32">
                <text:p>0.008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916">
                <text:p>0.009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57">
                <text:p>0.008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44">
                <text:p>0.008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92">
                <text:p>0.004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523">
                <text:p>0.00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52">
                <text:p>0.007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57">
                <text:p>0.004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561">
                <text:p>0.00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bar" chart:style-name="ch1">
        <chart:legend chart:legend-position="end" svg:x="14.505cm" svg:y="4.192cm" style:legend-expansion="high" chart:style-name="ch2"/>
        <chart:plot-area chart:style-name="ch3" table:cell-range-address="out_1920x1080.A25:out_1920x1080.A36 out_1920x1080.D25:out_1920x1080.D36" chart:data-source-has-labels="both" svg:x="0.32cm" svg:y="0.179cm" svg:width="13.865cm" svg:height="8.631cm">
          <chartooo:coordinate-region svg:x="1.248cm" svg:y="0.381cm" svg:width="12.937cm" svg:height="7.776cm"/>
          <chart:axis chart:dimension="x" chart:name="primary-x" chart:style-name="ch4" chartooo:axis-type="auto">
            <chartooo:date-scale/>
            <chart:categories table:cell-range-address="out_1920x1080.A25:out_1920x108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_1920x1080.D25:out_1920x1080.D36" loext:label-string="swirl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r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ut_1920x1080.A25:out_1920x1080.A36</svg:desc>
                </draw:g>
              </table:table-cell>
              <table:table-cell office:value-type="float" office:value="0.16314">
                <text:p>0.16314</text:p>
                <draw:g>
                  <svg:desc>out_1920x1080.D25:out_1920x1080.D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3959">
                <text:p>0.139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3746">
                <text:p>0.137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852">
                <text:p>0.068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812">
                <text:p>0.068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657">
                <text:p>0.076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432">
                <text:p>0.044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156">
                <text:p>0.04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65">
                <text:p>0.055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723">
                <text:p>0.047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707">
                <text:p>0.027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